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list-style-name="WWNum1">
      <style:paragraph-properties fo:margin-left="0.5in" fo:margin-right="0in" fo:line-height="200%" fo:text-indent="-0.25in" style:auto-text-indent="false"/>
    </style:style>
    <style:style style:name="P4" style:family="paragraph" style:parent-style-name="Standard" style:list-style-name="WWNum1">
      <style:paragraph-properties fo:margin-left="1in" fo:margin-right="0in" fo:line-height="200%" fo:text-indent="-0.25in" style:auto-text-indent="false"/>
    </style:style>
    <style:style style:name="P5" style:family="paragraph" style:parent-style-name="Standard" style:master-page-name="Standard">
      <style:paragraph-properties fo:line-height="200%"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ndrew Fischer</text:span></text:p>
      <text:p text:style-name="P1"><text:span text:style-name="T1">H595B584</text:span></text:p>
      <text:p text:style-name="P2"><text:span text:style-name="T1">Work Package</text:span></text:p>
      <text:p text:style-name="P1">Starting next semester, here is the list of tasks that we have to do to get our software up and running.</text:p>
      <text:list xml:id="list2020094308" text:style-name="WWNum1">
        <text:list-item>
          <text:p text:style-name="P3"><text:span text:style-name="T1">Create a functional user interface that is easy to navigate for the end user</text:span></text:p>
          <text:list>
            <text:list-item>
              <text:p text:style-name="P4">One of the most important pieces for a softwares popularity is how visually appealing it is, and how useable the user interface is</text:p>
            </text:list-item>
            <text:list-item>
              <text:p text:style-name="P4">We plan to iterate on the user interface over the course of the project, gradually improving it as we add more components to the project overall</text:p>
            </text:list-item>
            <text:list-item>
              <text:p text:style-name="P4">This plan ensures that the UI ends up in its best possible state at the end over many rounds of evolution as the software progresses</text:p>
            </text:list-item>
            <text:list-item>
              <text:p text:style-name="P4">There is a need for this also as we may end up adding more to the software as time goes on, if we end up completing the core software ahead of schedule</text:p>
            </text:list-item>
          </text:list>
        </text:list-item>
        <text:list-item>
          <text:p text:style-name="P3"><text:span text:style-name="T1">Connect the software to the flight information it needs for the processing</text:span></text:p>
          <text:list>
            <text:list-item>
              <text:p text:style-name="P4">The next feature we need to complete is connecting the database on the internet to our software so that we can import the data</text:p>
            </text:list-item>
            <text:list-item>
              <text:p text:style-name="P4">To do this, we need to gain access to either an api with flight data in it, or use a web scraper to grab the information from web pages and format it for use within our machine learning algorithm</text:p>
            </text:list-item>
            <text:list-item>
              <text:p text:style-name="P4">This may end up with us needing to use our own database, or to not need one if an api is readily available to us</text:p>
            </text:list-item>
          </text:list>
        </text:list-item>
        <text:list-item>
          <text:p text:style-name="P3"><text:span text:style-name="T1">Get weather data inputted into our software</text:span></text:p>
          <text:list>
            <text:list-item>
              <text:p text:style-name="P4">Another source of information we are looking to add to our algorithm is weather data</text:p>
            </text:list-item>
            <text:list-item>
              <text:p text:style-name="P4">Weather data is a common source of flight delays, so we feel it is integral that it gets included into our software to help make the predictions accurate</text:p>
            </text:list-item>
            <text:list-item>
              <text:p text:style-name="P4">This step will be done after the flight data, since it isn’t required for the program to run, but it will be required in the long run for the sake of accuracy</text:p>
            </text:list-item>
          </text:list>
        </text:list-item>
        <text:list-item>
          <text:p text:style-name="P3"><text:span text:style-name="T1">Create the machine learning algorithm to process the data</text:span></text:p>
          <text:list>
            <text:list-item>
              <text:p text:style-name="P4">Finally, the main feature of our project is to complete the machine learning algorithm</text:p>
            </text:list-item>
            <text:list-item>
              <text:p text:style-name="P4">This part of the program is where the vast majority of our resources and time will be going to, due to the complexity of what needs to be done for this to work</text:p>
            </text:list-item>
            <text:list-item>
              <text:p text:style-name="P4">Due to this, it will need to be started as soon as possible to be iterated upon and made better and better so the algorithm can learn and make as accurate as possible predictions for the softwar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438" meta:character-count="2230" meta:non-whitespace-character-count="1830"/>
    <meta:generator>LibreOfficeDev/6.0.5.2$Linux_X86_64 LibreOffice_project/</meta:generator>
  </office:meta>
</office:document-meta>
</file>